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1.801cm" fo:min-width="9.33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2.938cm" fo:min-width="2.687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86cm" fo:min-width="2.2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3.683cm" fo:min-width="3.854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942cm" fo:min-width="1.0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942cm" fo:min-width="1.08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941cm" fo:min-width="1.088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941cm" fo:min-width="1.08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944cm" fo:min-width="1.088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5.147cm" fo:min-width="5.532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4.513cm" fo:min-width="4.861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611cm" fo:min-width="5.4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037cm" fo:min-width="1.692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er5" svg:width="9.833cm" svg:height="2.051cm" draw:transform="skewX (9.23044343723231E-017) rotate (0.916995988997821) translate (6.027cm 17.4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er5" svg:width="4.507cm" svg:height="4.506cm" draw:transform="skewX (0.000174532925199456) rotate (0.91734505484822) translate (10.535cm 9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87cm" svg:height="1.23cm" draw:transform="rotate (0.916821456072621) translate (13.136cm 8.842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er5" svg:width="4.507cm" svg:height="4.506cm" draw:transform="skewX (-0.000174532925199456) rotate (-2.24484248391511) translate (10.191cm 17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er5" svg:width="2.868cm" svg:height="1.228cm" draw:transform="skewX (-0.000872664625997186) rotate (-2.24484248391511) translate (7.574cm 18.131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er6" svg:width="6.156cm" svg:height="5.561cm" svg:x="3.672cm" svg:y="7.07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Layer6" svg:width="1.59cm" svg:height="1.192cm" svg:x="6.054cm" svg:y="6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er6" svg:width="1.59cm" svg:height="1.192cm" svg:x="6.054cm" svg:y="12.2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er6" svg:width="1.588cm" svg:height="1.192cm" draw:transform="skewX (0.00174532925199433) rotate (-1.57271618897209) translate (10.525cm 8.96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er6" svg:width="1.588cm" svg:height="1.192cm" draw:transform="skewX (0.000872664625997165) rotate (-1.57271618897209) translate (4.368cm 8.95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er6" svg:width="1.588cm" svg:height="1.191cm" draw:transform="rotate (0.752935039310354) translate (3.757cm 7.61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er6" svg:width="1.589cm" svg:height="1.191cm" draw:transform="skewX (-0.00244346095279212) rotate (0.752411440534755) translate (7.966cm 12.109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er6" svg:width="1.588cm" svg:height="1.194cm" draw:transform="skewX (-0.00174532925199433) rotate (-0.820653814287734) translate (8.993cm 6.66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er6" svg:width="1.588cm" svg:height="1.192cm" draw:transform="rotate (-0.819606616736537) translate (4.492cm 10.867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032cm" svg:height="5.397cm" svg:x="11.795cm" svg:y="13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361cm" svg:height="4.763cm" svg:x="12.131cm" svg:y="14.017cm">
          <text:p text:style-name="P3">A compute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032cm" svg:height="0.953cm" svg:x="11.795cm" svg:y="19.09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2.222cm" svg:height="0.317cm" svg:x="13.7cm" svg:y="19.41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 draw:protected="true"/>
      <draw:layer draw:name="Layer6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04T19:18:56.108000000</meta:creation-date>
    <dc:date>2021-04-04T19:40:00.877000000</dc:date>
    <meta:editing-duration>PT20M55S</meta:editing-duration>
    <meta:editing-cycles>23</meta:editing-cycles>
    <meta:generator>LibreOffice/7.1.1.2$Windows_X86_64 LibreOffice_project/fe0b08f4af1bacafe4c7ecc87ce55bb426164676</meta:generator>
    <meta:document-statistic meta:object-count="18"/>
  </office:meta>
</office:document-meta>
</file>